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Qué es Apache HTTP Server y cuál es su función principal?</text:p>
      <text:p text:style-name="P4"><text:span text:style-name="Strong_20_Emphasis"><text:span text:style-name="T2">Respuesta 1:</text:span></text:span> Apache HTTP Server, comúnmente conocido como Apache, es un servidor web de código abierto ampliamente utilizado para alojar sitios web y servir contenido web.</text:p>
      <text:p text:style-name="P4"><text:span text:style-name="Strong_20_Emphasis"><text:span text:style-name="T2">Pregunta 2:</text:span></text:span> ¿Cuál es el archivo de configuración principal de Apache y dónde se encuentra por defecto en la mayoría de las distribuciones de Linux?</text:p>
      <text:p text:style-name="P4"><text:span text:style-name="Strong_20_Emphasis"><text:span text:style-name="T2">Respuesta 2:</text:span></text:span> El archivo de configuración principal de Apache es "httpd.conf" o "apache2.conf" y generalmente se encuentra en el directorio "/etc/apache2" o "/etc/httpd".</text:p>
      <text:p text:style-name="P4"><text:span text:style-name="Strong_20_Emphasis"><text:span text:style-name="T2">Pregunta 3:</text:span></text:span> ¿Qué es un virtual host en Apache y cuál es su propósito?</text:p>
      <text:p text:style-name="P4"><text:span text:style-name="Strong_20_Emphasis"><text:span text:style-name="T2">Respuesta 3:</text:span></text:span> Un virtual host en Apache permite alojar múltiples sitios web en un mismo servidor físico. Cada virtual host puede tener su propia configuración y contenido.</text:p>
      <text:p text:style-name="P4"><text:span text:style-name="Strong_20_Emphasis"><text:span text:style-name="T2">Pregunta 4:</text:span></text:span> ¿Cómo se habilita un módulo en Apache?</text:p>
      <text:p text:style-name="P4"><text:span text:style-name="Strong_20_Emphasis"><text:span text:style-name="T2">Respuesta 4:</text:span></text:span> Para habilitar un módulo en Apache, puedes utilizar el comando "a2enmod" en sistemas basados en Debian o editar el archivo de configuración y usar "LoadModule" en sistemas basados en Red Hat.</text:p>
      <text:p text:style-name="P4"><text:span text:style-name="Strong_20_Emphasis"><text:span text:style-name="T2">Pregunta 5:</text:span></text:span> ¿Cuál es el propósito del módulo mod_rewrite en Apache?</text:p>
      <text:p text:style-name="P4"><text:span text:style-name="Strong_20_Emphasis"><text:span text:style-name="T2">Respuesta 5:</text:span></text:span> El módulo mod_rewrite permite realizar redirecciones y reescrituras de URL en Apache, lo que es útil para la manipulación de URLs.</text:p>
      <text:p text:style-name="P4"><text:span text:style-name="Strong_20_Emphasis"><text:span text:style-name="T2">Pregunta 6:</text:span></text:span> ¿Qué es el directorio raíz de documentos en Apache y cómo se configura?</text:p>
      <text:p text:style-name="P4"><text:span text:style-name="Strong_20_Emphasis"><text:span text:style-name="T2">Respuesta 6:</text:span></text:span> El directorio raíz de documentos es el directorio en el que se almacenan los archivos HTML y otros recursos web. Se configura mediante la directiva "DocumentRoot" en la configuración de un virtual host.</text:p>
      <text:p text:style-name="P4"><text:span text:style-name="Strong_20_Emphasis"><text:span text:style-name="T2">Pregunta 7:</text:span></text:span> ¿Qué es el archivo ".htaccess" y cuál es su función en Apache?</text:p>
      <text:p text:style-name="P4"><text:span text:style-name="Strong_20_Emphasis"><text:span text:style-name="T2">Respuesta 7:</text:span></text:span> El archivo ".htaccess" es un archivo de configuración utilizado para aplicar directivas específicas a un directorio o sus subdirectorios en Apache, lo que permite configuraciones personalizadas.</text:p>
      <text:p text:style-name="P4"><text:span text:style-name="Strong_20_Emphasis"><text:span text:style-name="T2">Pregunta 8:</text:span></text:span> ¿Qué es un servidor seguro (SSL) en Apache y cuál es su propósito?</text:p>
      <text:p text:style-name="P4"><text:span text:style-name="Strong_20_Emphasis"><text:span text:style-name="T2">Respuesta 8:</text:span></text:span> Un servidor seguro (SSL) en Apache permite la comunicación cifrada entre el servidor web y el cliente, garantizando la seguridad de los datos transmitidos.</text:p>
      <text:p text:style-name="P4"><text:span text:style-name="Strong_20_Emphasis"><text:span text:style-name="T2">Pregunta 9:</text:span></text:span> ¿Cómo se habilita SSL en Apache y se configuran certificados SSL?</text:p>
      <text:p text:style-name="P4"><text:soft-page-break/><text:span text:style-name="Strong_20_Emphasis"><text:span text:style-name="T2">Respuesta 9:</text:span></text:span> SSL se habilita mediante el módulo "mod_ssl" y los certificados SSL se configuran utilizando las directivas "SSLEngine", "SSLCertificateFile" y "SSLCertificateKeyFile".</text:p>
      <text:p text:style-name="P4"><text:span text:style-name="Strong_20_Emphasis"><text:span text:style-name="T2">Pregunta 10:</text:span></text:span> ¿Qué es un archivo de registro (log) en Apache y cuál es su importancia?</text:p>
      <text:p text:style-name="P4"><text:span text:style-name="Strong_20_Emphasis"><text:span text:style-name="T2">Respuesta 10:</text:span></text:span> Un archivo de registro en Apache registra información sobre las solicitudes y actividades del servidor, lo que es útil para el diagnóstico y el monitoreo.</text:p>
      <text:p text:style-name="P4"><text:span text:style-name="Strong_20_Emphasis"><text:span text:style-name="T2">Pregunta 11:</text:span></text:span> ¿Cómo se configuran los archivos de registro de acceso y error en Apache?</text:p>
      <text:p text:style-name="P4"><text:span text:style-name="Strong_20_Emphasis"><text:span text:style-name="T2">Respuesta 11:</text:span></text:span> Los archivos de registro de acceso y error se configuran utilizando las directivas "CustomLog" y "ErrorLog" en la configuración de un virtual host.</text:p>
      <text:p text:style-name="P4"><text:span text:style-name="Strong_20_Emphasis"><text:span text:style-name="T2">Pregunta 12:</text:span></text:span> ¿Qué es la autenticación básica en Apache y cómo se configura?</text:p>
      <text:p text:style-name="P4"><text:span text:style-name="Strong_20_Emphasis"><text:span text:style-name="T2">Respuesta 12:</text:span></text:span> La autenticación básica en Apache requiere un nombre de usuario y una contraseña para acceder a recursos protegidos. Se configura utilizando las directivas "AuthType" y "AuthUserFile".</text:p>
      <text:p text:style-name="P4"><text:span text:style-name="Strong_20_Emphasis"><text:span text:style-name="T2">Pregunta 13:</text:span></text:span> ¿Qué es el directorio de acceso restringido y cómo se crea en Apache?</text:p>
      <text:p text:style-name="P4"><text:span text:style-name="Strong_20_Emphasis"><text:span text:style-name="T2">Respuesta 13:</text:span></text:span> Un directorio de acceso restringido es un directorio que requiere autenticación para acceder. Se crea utilizando el archivo ".htaccess" con las directivas de autenticación.</text:p>
      <text:p text:style-name="P4"><text:span text:style-name="Strong_20_Emphasis"><text:span text:style-name="T2">Pregunta 14:</text:span></text:span> ¿Cuál es el propósito de la directiva "AllowOverride" en Apache?</text:p>
      <text:p text:style-name="P4"><text:span text:style-name="Strong_20_Emphasis"><text:span text:style-name="T2">Respuesta 14:</text:span></text:span> La directiva "AllowOverride" controla qué directivas pueden ser configuradas en archivos ".htaccess" en un directorio específico.</text:p>
      <text:p text:style-name="P4"><text:span text:style-name="Strong_20_Emphasis"><text:span text:style-name="T2">Pregunta 15:</text:span></text:span> ¿Qué es un alias en Apache y cómo se configura?</text:p>
      <text:p text:style-name="P4"><text:span text:style-name="Strong_20_Emphasis"><text:span text:style-name="T2">Respuesta 15:</text:span></text:span> Un alias en Apache permite asignar un nombre de ruta diferente a una ubicación en el sistema de archivos. Se configura con la directiva "Alias".</text:p>
      <text:p text:style-name="P4"><text:span text:style-name="Strong_20_Emphasis"><text:span text:style-name="T2">Pregunta 16:</text:span></text:span> ¿Cómo se reinicia el servicio de Apache después de realizar cambios en la configuración?</text:p>
      <text:p text:style-name="P4"><text:span text:style-name="Strong_20_Emphasis"><text:span text:style-name="T2">Respuesta 16:</text:span></text:span> El servicio de Apache se reinicia utilizando el comando "systemctl restart apache2" en sistemas basados en Debian o "systemctl restart httpd" en sistemas basados en Red Hat.</text:p>
      <text:p text:style-name="P4"><text:span text:style-name="Strong_20_Emphasis"><text:span text:style-name="T2">Pregunta 17:</text:span></text:span> ¿Cuál es la importancia de asegurar la configuración de Apache?</text:p>
      <text:p text:style-name="P4"><text:span text:style-name="Strong_20_Emphasis"><text:span text:style-name="T2">Respuesta 17:</text:span></text:span> Asegurar la configuración de Apache es crucial para prevenir vulnerabilidades y ataques, garantizando la seguridad y la disponibilidad del servidor web.</text:p>
      <text:p text:style-name="P4"><text:span text:style-name="Strong_20_Emphasis"><text:span text:style-name="T2">Pregunta 18:</text:span></text:span> ¿Qué es el módulo mod_security en Apache y cuál es su función?</text:p>
      <text:p text:style-name="P4"><text:soft-page-break/><text:span text:style-name="Strong_20_Emphasis"><text:span text:style-name="T2">Respuesta 18:</text:span></text:span> El módulo mod_security es un firewall de aplicaciones web (WAF) que protege contra ataques web comunes, como inyecciones SQL y XSS.</text:p>
      <text:p text:style-name="P4"><text:span text:style-name="Strong_20_Emphasis"><text:span text:style-name="T2">Pregunta 19:</text:span></text:span> ¿Cómo se instala y configura mod_security en Apache?</text:p>
      <text:p text:style-name="P4"><text:span text:style-name="Strong_20_Emphasis"><text:span text:style-name="T2">Respuesta 19:</text:span></text:span> Para instalar mod_security, se utiliza el gestor de paquetes de la distribución. La configuración se realiza mediante archivos de reglas de seguridad.</text:p>
      <text:p text:style-name="P4"><text:span text:style-name="Strong_20_Emphasis"><text:span text:style-name="T2">Pregunta 20:</text:span></text:span> ¿Qué es el servidor de aplicaciones Tomcat y cómo se integra con Apache?</text:p>
      <text:p text:style-name="P4"><text:span text:style-name="Strong_20_Emphasis"><text:span text:style-name="T2">Respuesta 20:</text:span></text:span> Tomcat es un servidor de aplicaciones Java. Se puede integrar con Apache mediante el módulo "mod_jk" o "mod_proxy" para servir aplicaciones Java a través de Apache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85681b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Servicios HTTP</text:span> </text:p>
        <text:p text:style-name="MP2">Configuración básica de Apache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5:07:10.839962060</dc:date>
    <meta:editing-duration>PT7H55M43S</meta:editing-duration>
    <meta:editing-cycles>113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807" meta:character-count="5110" meta:non-whitespace-character-count="4345"/>
  </office:meta>
</office:document-meta>
</file>